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2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3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22816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ro5" style:family="table-row">
      <style:table-row-properties style:row-height="22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05_信用卡重要資訊揭露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242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10" table:style-name="ce5"/>
          <table:table-cell office:value-type="string" table:style-name="ce6">
            <text:p>資料月份：112 年5月</text:p>
          </table:table-cell>
          <table:table-cell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10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銀行</text:p>
          </table:table-cell>
          <table:table-cell office:value-type="float" office:value="248373" table:style-name="ce12">
            <text:p>248,373</text:p>
          </table:table-cell>
          <table:table-cell office:value-type="float" office:value="121186" table:style-name="ce12">
            <text:p>121,186</text:p>
          </table:table-cell>
          <table:table-cell office:value-type="float" office:value="2493" table:style-name="ce12">
            <text:p>2,493</text:p>
          </table:table-cell>
          <table:table-cell office:value-type="float" office:value="1616" table:style-name="ce12">
            <text:p>1,616</text:p>
          </table:table-cell>
          <table:table-cell office:value-type="float" office:value="161852" table:style-name="ce12">
            <text:p>161,852</text:p>
          </table:table-cell>
          <table:table-cell office:value-type="float" office:value="37091" table:style-name="ce12">
            <text:p>37,091</text:p>
          </table:table-cell>
          <table:table-cell office:value-type="float" office:value="1007642" table:style-name="ce12">
            <text:p>1,007,642</text:p>
          </table:table-cell>
          <table:table-cell office:value-type="float" office:value="472" table:style-name="ce12">
            <text:p>472</text:p>
          </table:table-cell>
          <table:table-cell office:value-type="float" office:value="0.09" table:style-name="ce13">
            <text:p>0.09</text:p>
          </table:table-cell>
          <table:table-cell office:value-type="float" office:value="0.06" table:style-name="ce13">
            <text:p>0.06</text:p>
          </table:table-cell>
          <table:table-cell office:value-type="float" office:value="1163.8699999999999" table:style-name="ce13">
            <text:p>1,163.87</text:p>
          </table:table-cell>
          <table:table-cell office:value-type="float" office:value="587" table:style-name="ce12">
            <text:p>587</text:p>
          </table:table-cell>
          <table:table-cell office:value-type="float" office:value="2373" table:style-name="ce12">
            <text:p>2,37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土地銀行</text:p>
          </table:table-cell>
          <table:table-cell office:value-type="float" office:value="345313" table:style-name="ce12">
            <text:p>345,313</text:p>
          </table:table-cell>
          <table:table-cell office:value-type="float" office:value="144133" table:style-name="ce12">
            <text:p>144,133</text:p>
          </table:table-cell>
          <table:table-cell office:value-type="float" office:value="1988" table:style-name="ce12">
            <text:p>1,988</text:p>
          </table:table-cell>
          <table:table-cell office:value-type="float" office:value="4183" table:style-name="ce12">
            <text:p>4,183</text:p>
          </table:table-cell>
          <table:table-cell office:value-type="float" office:value="333521" table:style-name="ce12">
            <text:p>333,521</text:p>
          </table:table-cell>
          <table:table-cell office:value-type="float" office:value="66066" table:style-name="ce12">
            <text:p>66,066</text:p>
          </table:table-cell>
          <table:table-cell office:value-type="float" office:value="929451" table:style-name="ce12">
            <text:p>929,451</text:p>
          </table:table-cell>
          <table:table-cell office:value-type="float" office:value="650" table:style-name="ce12">
            <text:p>650</text:p>
          </table:table-cell>
          <table:table-cell office:value-type="float" office:value="0.16" table:style-name="ce13">
            <text:p>0.16</text:p>
          </table:table-cell>
          <table:table-cell office:value-type="float" office:value="0.15" table:style-name="ce13">
            <text:p>0.15</text:p>
          </table:table-cell>
          <table:table-cell office:value-type="float" office:value="1212.8399999999999" table:style-name="ce13">
            <text:p>1,212.84</text:p>
          </table:table-cell>
          <table:table-cell office:value-type="float" office:value="1986" table:style-name="ce12">
            <text:p>1,986</text:p>
          </table:table-cell>
          <table:table-cell office:value-type="float" office:value="9747" table:style-name="ce12">
            <text:p>9,74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合作金庫商業銀行</text:p>
          </table:table-cell>
          <table:table-cell office:value-type="float" office:value="670059" table:style-name="ce12">
            <text:p>670,059</text:p>
          </table:table-cell>
          <table:table-cell office:value-type="float" office:value="395538" table:style-name="ce12">
            <text:p>395,538</text:p>
          </table:table-cell>
          <table:table-cell office:value-type="float" office:value="6688" table:style-name="ce12">
            <text:p>6,688</text:p>
          </table:table-cell>
          <table:table-cell office:value-type="float" office:value="4567" table:style-name="ce12">
            <text:p>4,567</text:p>
          </table:table-cell>
          <table:table-cell office:value-type="float" office:value="794250" table:style-name="ce12">
            <text:p>794,250</text:p>
          </table:table-cell>
          <table:table-cell office:value-type="float" office:value="446425" table:style-name="ce12">
            <text:p>446,425</text:p>
          </table:table-cell>
          <table:table-cell office:value-type="float" office:value="3863833" table:style-name="ce12">
            <text:p>3,863,833</text:p>
          </table:table-cell>
          <table:table-cell office:value-type="float" office:value="1685" table:style-name="ce12">
            <text:p>1,685</text:p>
          </table:table-cell>
          <table:table-cell office:value-type="float" office:value="0.18" table:style-name="ce13">
            <text:p>0.18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481.88" table:style-name="ce13">
            <text:p>481.88</text:p>
          </table:table-cell>
          <table:table-cell office:value-type="float" office:value="4957" table:style-name="ce12">
            <text:p>4,957</text:p>
          </table:table-cell>
          <table:table-cell office:value-type="float" office:value="23492" table:style-name="ce12">
            <text:p>23,492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第一商業銀行</text:p>
          </table:table-cell>
          <table:table-cell office:value-type="float" office:value="1528314" table:style-name="ce12">
            <text:p>1,528,314</text:p>
          </table:table-cell>
          <table:table-cell office:value-type="float" office:value="932036" table:style-name="ce12">
            <text:p>932,036</text:p>
          </table:table-cell>
          <table:table-cell office:value-type="float" office:value="17953" table:style-name="ce12">
            <text:p>17,953</text:p>
          </table:table-cell>
          <table:table-cell office:value-type="float" office:value="11940" table:style-name="ce12">
            <text:p>11,940</text:p>
          </table:table-cell>
          <table:table-cell office:value-type="float" office:value="1581534" table:style-name="ce12">
            <text:p>1,581,534</text:p>
          </table:table-cell>
          <table:table-cell office:value-type="float" office:value="2053817" table:style-name="ce12">
            <text:p>2,053,817</text:p>
          </table:table-cell>
          <table:table-cell office:value-type="float" office:value="6560637" table:style-name="ce12">
            <text:p>6,560,637</text:p>
          </table:table-cell>
          <table:table-cell office:value-type="float" office:value="7440" table:style-name="ce12">
            <text:p>7,440</text:p>
          </table:table-cell>
          <table:table-cell office:value-type="float" office:value="0.15" table:style-name="ce13">
            <text:p>0.15</text:p>
          </table:table-cell>
          <table:table-cell office:value-type="float" office:value="0" table:style-name="ce13">
            <text:p>0.00</text:p>
          </table:table-cell>
          <table:table-cell office:value-type="float" office:value="1020.23" table:style-name="ce13">
            <text:p>1,020.23</text:p>
          </table:table-cell>
          <table:table-cell office:value-type="float" office:value="5728" table:style-name="ce12">
            <text:p>5,728</text:p>
          </table:table-cell>
          <table:table-cell office:value-type="float" office:value="29543" table:style-name="ce12">
            <text:p>29,54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華南商業銀行</text:p>
          </table:table-cell>
          <table:table-cell office:value-type="float" office:value="1071036" table:style-name="ce12">
            <text:p>1,071,036</text:p>
          </table:table-cell>
          <table:table-cell office:value-type="float" office:value="830250" table:style-name="ce12">
            <text:p>830,250</text:p>
          </table:table-cell>
          <table:table-cell office:value-type="float" office:value="35173" table:style-name="ce12">
            <text:p>35,173</text:p>
          </table:table-cell>
          <table:table-cell office:value-type="float" office:value="8766" table:style-name="ce12">
            <text:p>8,766</text:p>
          </table:table-cell>
          <table:table-cell office:value-type="float" office:value="998131" table:style-name="ce12">
            <text:p>998,131</text:p>
          </table:table-cell>
          <table:table-cell office:value-type="float" office:value="3773656" table:style-name="ce12">
            <text:p>3,773,656</text:p>
          </table:table-cell>
          <table:table-cell office:value-type="float" office:value="5272382" table:style-name="ce12">
            <text:p>5,272,382</text:p>
          </table:table-cell>
          <table:table-cell office:value-type="float" office:value="1568" table:style-name="ce12">
            <text:p>1,568</text:p>
          </table:table-cell>
          <table:table-cell office:value-type="float" office:value="0.17" table:style-name="ce13">
            <text:p>0.17</text:p>
          </table:table-cell>
          <table:table-cell office:value-type="float" office:value="0" table:style-name="ce13">
            <text:p>0.00</text:p>
          </table:table-cell>
          <table:table-cell office:value-type="float" office:value="368.01" table:style-name="ce13">
            <text:p>368.01</text:p>
          </table:table-cell>
          <table:table-cell office:value-type="float" office:value="0" table:style-name="ce12">
            <text:p>0</text:p>
          </table:table-cell>
          <table:table-cell office:value-type="float" office:value="10549" table:style-name="ce12">
            <text:p>10,54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彰化商業銀行</text:p>
          </table:table-cell>
          <table:table-cell office:value-type="float" office:value="604728" table:style-name="ce12">
            <text:p>604,728</text:p>
          </table:table-cell>
          <table:table-cell office:value-type="float" office:value="292809" table:style-name="ce12">
            <text:p>292,809</text:p>
          </table:table-cell>
          <table:table-cell office:value-type="float" office:value="7810" table:style-name="ce12">
            <text:p>7,810</text:p>
          </table:table-cell>
          <table:table-cell office:value-type="float" office:value="3727" table:style-name="ce12">
            <text:p>3,727</text:p>
          </table:table-cell>
          <table:table-cell office:value-type="float" office:value="315839" table:style-name="ce12">
            <text:p>315,839</text:p>
          </table:table-cell>
          <table:table-cell office:value-type="float" office:value="447830" table:style-name="ce12">
            <text:p>447,830</text:p>
          </table:table-cell>
          <table:table-cell office:value-type="float" office:value="2030716" table:style-name="ce12">
            <text:p>2,030,716</text:p>
          </table:table-cell>
          <table:table-cell office:value-type="float" office:value="1131" table:style-name="ce12">
            <text:p>1,131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579.37" table:style-name="ce13">
            <text:p>579.37</text:p>
          </table:table-cell>
          <table:table-cell office:value-type="float" office:value="2303" table:style-name="ce12">
            <text:p>2,303</text:p>
          </table:table-cell>
          <table:table-cell office:value-type="float" office:value="7708" table:style-name="ce12">
            <text:p>7,70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上海商業儲蓄銀行</text:p>
          </table:table-cell>
          <table:table-cell office:value-type="float" office:value="471748" table:style-name="ce12">
            <text:p>471,748</text:p>
          </table:table-cell>
          <table:table-cell office:value-type="float" office:value="202192" table:style-name="ce12">
            <text:p>202,192</text:p>
          </table:table-cell>
          <table:table-cell office:value-type="float" office:value="8366" table:style-name="ce12">
            <text:p>8,366</text:p>
          </table:table-cell>
          <table:table-cell office:value-type="float" office:value="2437" table:style-name="ce12">
            <text:p>2,437</text:p>
          </table:table-cell>
          <table:table-cell office:value-type="float" office:value="591042" table:style-name="ce12">
            <text:p>591,042</text:p>
          </table:table-cell>
          <table:table-cell office:value-type="float" office:value="1468362" table:style-name="ce12">
            <text:p>1,468,362</text:p>
          </table:table-cell>
          <table:table-cell office:value-type="float" office:value="1680133" table:style-name="ce12">
            <text:p>1,680,133</text:p>
          </table:table-cell>
          <table:table-cell office:value-type="float" office:value="5475" table:style-name="ce12">
            <text:p>5,475</text:p>
          </table:table-cell>
          <table:table-cell office:value-type="float" office:value="0.15" table:style-name="ce13">
            <text:p>0.15</text:p>
          </table:table-cell>
          <table:table-cell office:value-type="float" office:value="0.11" table:style-name="ce13">
            <text:p>0.11</text:p>
          </table:table-cell>
          <table:table-cell office:value-type="float" office:value="1512.87" table:style-name="ce13">
            <text:p>1,512.87</text:p>
          </table:table-cell>
          <table:table-cell office:value-type="float" office:value="3285" table:style-name="ce12">
            <text:p>3,285</text:p>
          </table:table-cell>
          <table:table-cell office:value-type="float" office:value="12224" table:style-name="ce12">
            <text:p>12,22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北富邦商業銀行</text:p>
          </table:table-cell>
          <table:table-cell office:value-type="float" office:value="6284183" table:style-name="ce12">
            <text:p>6,284,183</text:p>
          </table:table-cell>
          <table:table-cell office:value-type="float" office:value="4090926" table:style-name="ce12">
            <text:p>4,090,926</text:p>
          </table:table-cell>
          <table:table-cell office:value-type="float" office:value="400172" table:style-name="ce12">
            <text:p>400,172</text:p>
          </table:table-cell>
          <table:table-cell office:value-type="float" office:value="24692" table:style-name="ce12">
            <text:p>24,692</text:p>
          </table:table-cell>
          <table:table-cell office:value-type="float" office:value="6841493" table:style-name="ce12">
            <text:p>6,841,493</text:p>
          </table:table-cell>
          <table:table-cell office:value-type="float" office:value="26299349" table:style-name="ce12">
            <text:p>26,299,349</text:p>
          </table:table-cell>
          <table:table-cell office:value-type="float" office:value="38045860" table:style-name="ce12">
            <text:p>38,045,860</text:p>
          </table:table-cell>
          <table:table-cell office:value-type="float" office:value="95455" table:style-name="ce12">
            <text:p>95,455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1286.28" table:style-name="ce13">
            <text:p>1,286.28</text:p>
          </table:table-cell>
          <table:table-cell office:value-type="float" office:value="26340" table:style-name="ce12">
            <text:p>26,340</text:p>
          </table:table-cell>
          <table:table-cell office:value-type="float" office:value="128401" table:style-name="ce12">
            <text:p>128,40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國泰世華商業銀行</text:p>
          </table:table-cell>
          <table:table-cell office:value-type="float" office:value="10274471" table:style-name="ce12">
            <text:p>10,274,471</text:p>
          </table:table-cell>
          <table:table-cell office:value-type="float" office:value="6572542" table:style-name="ce12">
            <text:p>6,572,542</text:p>
          </table:table-cell>
          <table:table-cell office:value-type="float" office:value="74774" table:style-name="ce12">
            <text:p>74,774</text:p>
          </table:table-cell>
          <table:table-cell office:value-type="float" office:value="89149" table:style-name="ce12">
            <text:p>89,149</text:p>
          </table:table-cell>
          <table:table-cell office:value-type="float" office:value="18823598" table:style-name="ce12">
            <text:p>18,823,598</text:p>
          </table:table-cell>
          <table:table-cell office:value-type="float" office:value="20337208" table:style-name="ce12">
            <text:p>20,337,208</text:p>
          </table:table-cell>
          <table:table-cell office:value-type="float" office:value="62874767" table:style-name="ce12">
            <text:p>62,874,767</text:p>
          </table:table-cell>
          <table:table-cell office:value-type="float" office:value="230733" table:style-name="ce12">
            <text:p>230,733</text:p>
          </table:table-cell>
          <table:table-cell office:value-type="float" office:value="0.16" table:style-name="ce13">
            <text:p>0.16</text:p>
          </table:table-cell>
          <table:table-cell office:value-type="float" office:value="0" table:style-name="ce13">
            <text:p>0.00</text:p>
          </table:table-cell>
          <table:table-cell office:value-type="float" office:value="1460.86" table:style-name="ce13">
            <text:p>1,460.86</text:p>
          </table:table-cell>
          <table:table-cell office:value-type="float" office:value="50653" table:style-name="ce12">
            <text:p>50,653</text:p>
          </table:table-cell>
          <table:table-cell office:value-type="float" office:value="225323" table:style-name="ce12">
            <text:p>225,32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高雄銀行</text:p>
          </table:table-cell>
          <table:table-cell office:value-type="float" office:value="15102" table:style-name="ce12">
            <text:p>15,102</text:p>
          </table:table-cell>
          <table:table-cell office:value-type="float" office:value="4628" table:style-name="ce12">
            <text:p>4,628</text:p>
          </table:table-cell>
          <table:table-cell office:value-type="float" office:value="18" table:style-name="ce12">
            <text:p>18</text:p>
          </table:table-cell>
          <table:table-cell office:value-type="float" office:value="61" table:style-name="ce12">
            <text:p>61</text:p>
          </table:table-cell>
          <table:table-cell office:value-type="float" office:value="14232" table:style-name="ce12">
            <text:p>14,232</text:p>
          </table:table-cell>
          <table:table-cell office:value-type="float" office:value="627" table:style-name="ce12">
            <text:p>627</text:p>
          </table:table-cell>
          <table:table-cell office:value-type="float" office:value="187757" table:style-name="ce12">
            <text:p>187,757</text:p>
          </table:table-cell>
          <table:table-cell office:value-type="float" office:value="94" table:style-name="ce12">
            <text:p>94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0.27" table:style-name="ce13">
            <text:p>0.27</text:p>
          </table:table-cell>
          <table:table-cell office:value-type="float" office:value="291.27999999999997" table:style-name="ce13">
            <text:p>291.28</text:p>
          </table:table-cell>
          <table:table-cell office:value-type="float" office:value="49" table:style-name="ce12">
            <text:p>49</text:p>
          </table:table-cell>
          <table:table-cell office:value-type="float" office:value="995" table:style-name="ce12">
            <text:p>995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兆豐國際商業銀行</text:p>
          </table:table-cell>
          <table:table-cell office:value-type="float" office:value="1138125" table:style-name="ce12">
            <text:p>1,138,125</text:p>
          </table:table-cell>
          <table:table-cell office:value-type="float" office:value="664736" table:style-name="ce12">
            <text:p>664,736</text:p>
          </table:table-cell>
          <table:table-cell office:value-type="float" office:value="14832" table:style-name="ce12">
            <text:p>14,832</text:p>
          </table:table-cell>
          <table:table-cell office:value-type="float" office:value="4904" table:style-name="ce12">
            <text:p>4,904</text:p>
          </table:table-cell>
          <table:table-cell office:value-type="float" office:value="1775560" table:style-name="ce12">
            <text:p>1,775,560</text:p>
          </table:table-cell>
          <table:table-cell office:value-type="float" office:value="3073143" table:style-name="ce12">
            <text:p>3,073,143</text:p>
          </table:table-cell>
          <table:table-cell office:value-type="float" office:value="4533303" table:style-name="ce12">
            <text:p>4,533,303</text:p>
          </table:table-cell>
          <table:table-cell office:value-type="float" office:value="12400" table:style-name="ce12">
            <text:p>12,400</text:p>
          </table:table-cell>
          <table:table-cell office:value-type="float" office:value="0.23" table:style-name="ce13">
            <text:p>0.23</text:p>
          </table:table-cell>
          <table:table-cell office:value-type="float" office:value="0.01" table:style-name="ce13">
            <text:p>0.01</text:p>
          </table:table-cell>
          <table:table-cell office:value-type="float" office:value="673.76" table:style-name="ce13">
            <text:p>673.76</text:p>
          </table:table-cell>
          <table:table-cell office:value-type="float" office:value="8006" table:style-name="ce12">
            <text:p>8,006</text:p>
          </table:table-cell>
          <table:table-cell office:value-type="float" office:value="38507" table:style-name="ce12">
            <text:p>38,507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花旗(台灣)商業銀行</text:p>
          </table:table-cell>
          <table:table-cell office:value-type="float" office:value="2761132" table:style-name="ce12">
            <text:p>2,761,132</text:p>
          </table:table-cell>
          <table:table-cell office:value-type="float" office:value="2082596" table:style-name="ce12">
            <text:p>2,082,596</text:p>
          </table:table-cell>
          <table:table-cell office:value-type="float" office:value="7573" table:style-name="ce12">
            <text:p>7,573</text:p>
          </table:table-cell>
          <table:table-cell office:value-type="float" office:value="28798" table:style-name="ce12">
            <text:p>28,798</text:p>
          </table:table-cell>
          <table:table-cell office:value-type="float" office:value="9947426" table:style-name="ce12">
            <text:p>9,947,426</text:p>
          </table:table-cell>
          <table:table-cell office:value-type="float" office:value="10902564" table:style-name="ce12">
            <text:p>10,902,564</text:p>
          </table:table-cell>
          <table:table-cell office:value-type="float" office:value="20819675" table:style-name="ce12">
            <text:p>20,819,675</text:p>
          </table:table-cell>
          <table:table-cell office:value-type="float" office:value="123971" table:style-name="ce12">
            <text:p>123,971</text:p>
          </table:table-cell>
          <table:table-cell office:value-type="float" office:value="0.48" table:style-name="ce13">
            <text:p>0.48</text:p>
          </table:table-cell>
          <table:table-cell office:value-type="float" office:value="0.1" table:style-name="ce13">
            <text:p>0.10</text:p>
          </table:table-cell>
          <table:table-cell office:value-type="float" office:value="506.88" table:style-name="ce13">
            <text:p>506.88</text:p>
          </table:table-cell>
          <table:table-cell office:value-type="float" office:value="35892" table:style-name="ce12">
            <text:p>35,892</text:p>
          </table:table-cell>
          <table:table-cell office:value-type="float" office:value="210100" table:style-name="ce12">
            <text:p>210,10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中小企業銀行</text:p>
          </table:table-cell>
          <table:table-cell office:value-type="float" office:value="175772" table:style-name="ce12">
            <text:p>175,772</text:p>
          </table:table-cell>
          <table:table-cell office:value-type="float" office:value="95859" table:style-name="ce12">
            <text:p>95,859</text:p>
          </table:table-cell>
          <table:table-cell office:value-type="float" office:value="419" table:style-name="ce12">
            <text:p>419</text:p>
          </table:table-cell>
          <table:table-cell office:value-type="float" office:value="746" table:style-name="ce12">
            <text:p>746</text:p>
          </table:table-cell>
          <table:table-cell office:value-type="float" office:value="268580" table:style-name="ce12">
            <text:p>268,580</text:p>
          </table:table-cell>
          <table:table-cell office:value-type="float" office:value="73692" table:style-name="ce12">
            <text:p>73,692</text:p>
          </table:table-cell>
          <table:table-cell office:value-type="float" office:value="898713" table:style-name="ce12">
            <text:p>898,713</text:p>
          </table:table-cell>
          <table:table-cell office:value-type="float" office:value="1600" table:style-name="ce12">
            <text:p>1,600</text:p>
          </table:table-cell>
          <table:table-cell office:value-type="float" office:value="0.06" table:style-name="ce13">
            <text:p>0.06</text:p>
          </table:table-cell>
          <table:table-cell office:value-type="float" office:value="0.01" table:style-name="ce13">
            <text:p>0.01</text:p>
          </table:table-cell>
          <table:table-cell office:value-type="float" office:value="310.10000000000002" table:style-name="ce13">
            <text:p>310.10</text:p>
          </table:table-cell>
          <table:table-cell office:value-type="float" office:value="2154" table:style-name="ce12">
            <text:p>2,154</text:p>
          </table:table-cell>
          <table:table-cell office:value-type="float" office:value="4603" table:style-name="ce12">
            <text:p>4,60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渣打國際商業銀行</text:p>
          </table:table-cell>
          <table:table-cell office:value-type="float" office:value="291427" table:style-name="ce12">
            <text:p>291,427</text:p>
          </table:table-cell>
          <table:table-cell office:value-type="float" office:value="188691" table:style-name="ce12">
            <text:p>188,691</text:p>
          </table:table-cell>
          <table:table-cell office:value-type="float" office:value="1134" table:style-name="ce12">
            <text:p>1,134</text:p>
          </table:table-cell>
          <table:table-cell office:value-type="float" office:value="4889" table:style-name="ce12">
            <text:p>4,889</text:p>
          </table:table-cell>
          <table:table-cell office:value-type="float" office:value="899223" table:style-name="ce12">
            <text:p>899,223</text:p>
          </table:table-cell>
          <table:table-cell office:value-type="float" office:value="317340" table:style-name="ce12">
            <text:p>317,340</text:p>
          </table:table-cell>
          <table:table-cell office:value-type="float" office:value="1681562" table:style-name="ce12">
            <text:p>1,681,562</text:p>
          </table:table-cell>
          <table:table-cell office:value-type="float" office:value="4304" table:style-name="ce12">
            <text:p>4,304</text:p>
          </table:table-cell>
          <table:table-cell office:value-type="float" office:value="0.18" table:style-name="ce13">
            <text:p>0.18</text:p>
          </table:table-cell>
          <table:table-cell office:value-type="float" office:value="0" table:style-name="ce13">
            <text:p>0.00</text:p>
          </table:table-cell>
          <table:table-cell office:value-type="float" office:value="983.94" table:style-name="ce13">
            <text:p>983.94</text:p>
          </table:table-cell>
          <table:table-cell office:value-type="float" office:value="3454" table:style-name="ce12">
            <text:p>3,454</text:p>
          </table:table-cell>
          <table:table-cell office:value-type="float" office:value="17653" table:style-name="ce12">
            <text:p>17,65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中商業銀行</text:p>
          </table:table-cell>
          <table:table-cell office:value-type="float" office:value="166807" table:style-name="ce12">
            <text:p>166,807</text:p>
          </table:table-cell>
          <table:table-cell office:value-type="float" office:value="81325" table:style-name="ce12">
            <text:p>81,325</text:p>
          </table:table-cell>
          <table:table-cell office:value-type="float" office:value="1503" table:style-name="ce12">
            <text:p>1,503</text:p>
          </table:table-cell>
          <table:table-cell office:value-type="float" office:value="893" table:style-name="ce12">
            <text:p>893</text:p>
          </table:table-cell>
          <table:table-cell office:value-type="float" office:value="199523" table:style-name="ce12">
            <text:p>199,523</text:p>
          </table:table-cell>
          <table:table-cell office:value-type="float" office:value="46386" table:style-name="ce12">
            <text:p>46,386</text:p>
          </table:table-cell>
          <table:table-cell office:value-type="float" office:value="656632" table:style-name="ce12">
            <text:p>656,632</text:p>
          </table:table-cell>
          <table:table-cell office:value-type="float" office:value="196" table:style-name="ce12">
            <text:p>196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0" table:style-name="ce13">
            <text:p>0.00</text:p>
          </table:table-cell>
          <table:table-cell office:value-type="float" office:value="2461.61" table:style-name="ce13">
            <text:p>2,461.61</text:p>
          </table:table-cell>
          <table:table-cell office:value-type="float" office:value="1074" table:style-name="ce12">
            <text:p>1,074</text:p>
          </table:table-cell>
          <table:table-cell office:value-type="float" office:value="6400" table:style-name="ce12">
            <text:p>6,400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滙豐(台灣)商業銀行</text:p>
          </table:table-cell>
          <table:table-cell office:value-type="float" office:value="684705" table:style-name="ce12">
            <text:p>684,705</text:p>
          </table:table-cell>
          <table:table-cell office:value-type="float" office:value="460303" table:style-name="ce12">
            <text:p>460,303</text:p>
          </table:table-cell>
          <table:table-cell office:value-type="float" office:value="10153" table:style-name="ce12">
            <text:p>10,153</text:p>
          </table:table-cell>
          <table:table-cell office:value-type="float" office:value="6039" table:style-name="ce12">
            <text:p>6,039</text:p>
          </table:table-cell>
          <table:table-cell office:value-type="float" office:value="1761798" table:style-name="ce12">
            <text:p>1,761,798</text:p>
          </table:table-cell>
          <table:table-cell office:value-type="float" office:value="1332153" table:style-name="ce12">
            <text:p>1,332,153</text:p>
          </table:table-cell>
          <table:table-cell office:value-type="float" office:value="6908116" table:style-name="ce12">
            <text:p>6,908,116</text:p>
          </table:table-cell>
          <table:table-cell office:value-type="float" office:value="19032" table:style-name="ce12">
            <text:p>19,032</text:p>
          </table:table-cell>
          <table:table-cell office:value-type="float" office:value="0.24" table:style-name="ce13">
            <text:p>0.24</text:p>
          </table:table-cell>
          <table:table-cell office:value-type="float" office:value="0" table:style-name="ce13">
            <text:p>0.00</text:p>
          </table:table-cell>
          <table:table-cell office:value-type="float" office:value="1629.67" table:style-name="ce13">
            <text:p>1,629.67</text:p>
          </table:table-cell>
          <table:table-cell office:value-type="float" office:value="6659" table:style-name="ce12">
            <text:p>6,659</text:p>
          </table:table-cell>
          <table:table-cell office:value-type="float" office:value="26613" table:style-name="ce12">
            <text:p>26,61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華泰商業銀行</text:p>
          </table:table-cell>
          <table:table-cell office:value-type="float" office:value="8968" table:style-name="ce12">
            <text:p>8,968</text:p>
          </table:table-cell>
          <table:table-cell office:value-type="float" office:value="4932" table:style-name="ce12">
            <text:p>4,932</text:p>
          </table:table-cell>
          <table:table-cell office:value-type="float" office:value="21" table:style-name="ce12">
            <text:p>21</text:p>
          </table:table-cell>
          <table:table-cell office:value-type="float" office:value="34" table:style-name="ce12">
            <text:p>34</text:p>
          </table:table-cell>
          <table:table-cell office:value-type="float" office:value="8286" table:style-name="ce12">
            <text:p>8,286</text:p>
          </table:table-cell>
          <table:table-cell office:value-type="float" office:value="2461" table:style-name="ce12">
            <text:p>2,461</text:p>
          </table:table-cell>
          <table:table-cell office:value-type="float" office:value="45967" table:style-name="ce12">
            <text:p>45,967</text:p>
          </table:table-cell>
          <table:table-cell office:value-type="float" office:value="0" table:style-name="ce12">
            <text:p>0</text:p>
          </table:table-cell>
          <table:table-cell office:value-type="float" office:value="0.39" table:style-name="ce13">
            <text:p>0.39</text:p>
          </table:table-cell>
          <table:table-cell office:value-type="float" office:value="0" table:style-name="ce13">
            <text:p>0.00</text:p>
          </table:table-cell>
          <table:table-cell office:value-type="float" office:value="608.19000000000005" table:style-name="ce13">
            <text:p>608.19</text:p>
          </table:table-cell>
          <table:table-cell office:value-type="float" office:value="0" table:style-name="ce12">
            <text:p>0</text:p>
          </table:table-cell>
          <table:table-cell office:value-type="float" office:value="161" table:style-name="ce12">
            <text:p>16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新光商業銀行</text:p>
          </table:table-cell>
          <table:table-cell office:value-type="float" office:value="1057355" table:style-name="ce12">
            <text:p>1,057,355</text:p>
          </table:table-cell>
          <table:table-cell office:value-type="float" office:value="623638" table:style-name="ce12">
            <text:p>623,638</text:p>
          </table:table-cell>
          <table:table-cell office:value-type="float" office:value="10749" table:style-name="ce12">
            <text:p>10,749</text:p>
          </table:table-cell>
          <table:table-cell office:value-type="float" office:value="10698" table:style-name="ce12">
            <text:p>10,698</text:p>
          </table:table-cell>
          <table:table-cell office:value-type="float" office:value="1537641" table:style-name="ce12">
            <text:p>1,537,641</text:p>
          </table:table-cell>
          <table:table-cell office:value-type="float" office:value="2042168" table:style-name="ce12">
            <text:p>2,042,168</text:p>
          </table:table-cell>
          <table:table-cell office:value-type="float" office:value="5024968" table:style-name="ce12">
            <text:p>5,024,968</text:p>
          </table:table-cell>
          <table:table-cell office:value-type="float" office:value="6167" table:style-name="ce12">
            <text:p>6,167</text:p>
          </table:table-cell>
          <table:table-cell office:value-type="float" office:value="0.16" table:style-name="ce13">
            <text:p>0.16</text:p>
          </table:table-cell>
          <table:table-cell office:value-type="float" office:value="0" table:style-name="ce13">
            <text:p>0.00</text:p>
          </table:table-cell>
          <table:table-cell office:value-type="float" office:value="287.47000000000003" table:style-name="ce13">
            <text:p>287.47</text:p>
          </table:table-cell>
          <table:table-cell office:value-type="float" office:value="6456" table:style-name="ce12">
            <text:p>6,456</text:p>
          </table:table-cell>
          <table:table-cell office:value-type="float" office:value="28659" table:style-name="ce12">
            <text:p>28,65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陽信商業銀行</text:p>
          </table:table-cell>
          <table:table-cell office:value-type="float" office:value="116439" table:style-name="ce12">
            <text:p>116,439</text:p>
          </table:table-cell>
          <table:table-cell office:value-type="float" office:value="57039" table:style-name="ce12">
            <text:p>57,039</text:p>
          </table:table-cell>
          <table:table-cell office:value-type="float" office:value="1520" table:style-name="ce12">
            <text:p>1,520</text:p>
          </table:table-cell>
          <table:table-cell office:value-type="float" office:value="1202" table:style-name="ce12">
            <text:p>1,202</text:p>
          </table:table-cell>
          <table:table-cell office:value-type="float" office:value="159906" table:style-name="ce12">
            <text:p>159,906</text:p>
          </table:table-cell>
          <table:table-cell office:value-type="float" office:value="93138" table:style-name="ce12">
            <text:p>93,138</text:p>
          </table:table-cell>
          <table:table-cell office:value-type="float" office:value="419112" table:style-name="ce12">
            <text:p>419,112</text:p>
          </table:table-cell>
          <table:table-cell office:value-type="float" office:value="203" table:style-name="ce12">
            <text:p>203</text:p>
          </table:table-cell>
          <table:table-cell office:value-type="float" office:value="0.52" table:style-name="ce13">
            <text:p>0.52</text:p>
          </table:table-cell>
          <table:table-cell office:value-type="float" office:value="0.06" table:style-name="ce13">
            <text:p>0.06</text:p>
          </table:table-cell>
          <table:table-cell office:value-type="float" office:value="540.70000000000005" table:style-name="ce13">
            <text:p>540.70</text:p>
          </table:table-cell>
          <table:table-cell office:value-type="float" office:value="0" table:style-name="ce12">
            <text:p>0</text:p>
          </table:table-cell>
          <table:table-cell office:value-type="float" office:value="2489" table:style-name="ce12">
            <text:p>2,48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三信商業銀行</text:p>
          </table:table-cell>
          <table:table-cell office:value-type="float" office:value="19558" table:style-name="ce12">
            <text:p>19,558</text:p>
          </table:table-cell>
          <table:table-cell office:value-type="float" office:value="12829" table:style-name="ce12">
            <text:p>12,829</text:p>
          </table:table-cell>
          <table:table-cell office:value-type="float" office:value="319" table:style-name="ce12">
            <text:p>319</text:p>
          </table:table-cell>
          <table:table-cell office:value-type="float" office:value="94" table:style-name="ce12">
            <text:p>94</text:p>
          </table:table-cell>
          <table:table-cell office:value-type="float" office:value="24664" table:style-name="ce12">
            <text:p>24,664</text:p>
          </table:table-cell>
          <table:table-cell office:value-type="float" office:value="15880" table:style-name="ce12">
            <text:p>15,880</text:p>
          </table:table-cell>
          <table:table-cell office:value-type="float" office:value="125860" table:style-name="ce12">
            <text:p>125,860</text:p>
          </table:table-cell>
          <table:table-cell office:value-type="float" office:value="32" table:style-name="ce12">
            <text:p>32</text:p>
          </table:table-cell>
          <table:table-cell office:value-type="float" office:value="0.05" table:style-name="ce13">
            <text:p>0.05</text:p>
          </table:table-cell>
          <table:table-cell office:value-type="float" office:value="0" table:style-name="ce13">
            <text:p>0.00</text:p>
          </table:table-cell>
          <table:table-cell office:value-type="float" office:value="5561.9" table:style-name="ce13">
            <text:p>5,561.90</text:p>
          </table:table-cell>
          <table:table-cell office:value-type="float" office:value="109" table:style-name="ce12">
            <text:p>109</text:p>
          </table:table-cell>
          <table:table-cell office:value-type="float" office:value="591" table:style-name="ce12">
            <text:p>59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聯邦商業銀行</text:p>
          </table:table-cell>
          <table:table-cell office:value-type="float" office:value="2589725" table:style-name="ce12">
            <text:p>2,589,725</text:p>
          </table:table-cell>
          <table:table-cell office:value-type="float" office:value="1537647" table:style-name="ce12">
            <text:p>1,537,647</text:p>
          </table:table-cell>
          <table:table-cell office:value-type="float" office:value="40478" table:style-name="ce12">
            <text:p>40,478</text:p>
          </table:table-cell>
          <table:table-cell office:value-type="float" office:value="17628" table:style-name="ce12">
            <text:p>17,628</text:p>
          </table:table-cell>
          <table:table-cell office:value-type="float" office:value="5681802" table:style-name="ce12">
            <text:p>5,681,802</text:p>
          </table:table-cell>
          <table:table-cell office:value-type="float" office:value="4698572" table:style-name="ce12">
            <text:p>4,698,572</text:p>
          </table:table-cell>
          <table:table-cell office:value-type="float" office:value="13711998" table:style-name="ce12">
            <text:p>13,711,998</text:p>
          </table:table-cell>
          <table:table-cell office:value-type="float" office:value="48774" table:style-name="ce12">
            <text:p>48,774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175.68" table:style-name="ce13">
            <text:p>175.68</text:p>
          </table:table-cell>
          <table:table-cell office:value-type="float" office:value="12901" table:style-name="ce12">
            <text:p>12,901</text:p>
          </table:table-cell>
          <table:table-cell office:value-type="float" office:value="64344" table:style-name="ce12">
            <text:p>64,34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遠東國際商業銀行</text:p>
          </table:table-cell>
          <table:table-cell office:value-type="float" office:value="1434023" table:style-name="ce12">
            <text:p>1,434,023</text:p>
          </table:table-cell>
          <table:table-cell office:value-type="float" office:value="1008779" table:style-name="ce12">
            <text:p>1,008,779</text:p>
          </table:table-cell>
          <table:table-cell office:value-type="float" office:value="10656" table:style-name="ce12">
            <text:p>10,656</text:p>
          </table:table-cell>
          <table:table-cell office:value-type="float" office:value="10030" table:style-name="ce12">
            <text:p>10,030</text:p>
          </table:table-cell>
          <table:table-cell office:value-type="float" office:value="3508351" table:style-name="ce12">
            <text:p>3,508,351</text:p>
          </table:table-cell>
          <table:table-cell office:value-type="float" office:value="4283629" table:style-name="ce12">
            <text:p>4,283,629</text:p>
          </table:table-cell>
          <table:table-cell office:value-type="float" office:value="4683909" table:style-name="ce12">
            <text:p>4,683,909</text:p>
          </table:table-cell>
          <table:table-cell office:value-type="float" office:value="97149" table:style-name="ce12">
            <text:p>97,149</text:p>
          </table:table-cell>
          <table:table-cell office:value-type="float" office:value="0.34" table:style-name="ce13">
            <text:p>0.34</text:p>
          </table:table-cell>
          <table:table-cell office:value-type="float" office:value="0.08" table:style-name="ce13">
            <text:p>0.08</text:p>
          </table:table-cell>
          <table:table-cell office:value-type="float" office:value="102.34" table:style-name="ce13">
            <text:p>102.34</text:p>
          </table:table-cell>
          <table:table-cell office:value-type="float" office:value="10682" table:style-name="ce12">
            <text:p>10,682</text:p>
          </table:table-cell>
          <table:table-cell office:value-type="float" office:value="49349" table:style-name="ce12">
            <text:p>49,34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元大商業銀行</text:p>
          </table:table-cell>
          <table:table-cell office:value-type="float" office:value="1200149" table:style-name="ce12">
            <text:p>1,200,149</text:p>
          </table:table-cell>
          <table:table-cell office:value-type="float" office:value="558949" table:style-name="ce12">
            <text:p>558,949</text:p>
          </table:table-cell>
          <table:table-cell office:value-type="float" office:value="6321" table:style-name="ce12">
            <text:p>6,321</text:p>
          </table:table-cell>
          <table:table-cell office:value-type="float" office:value="9452" table:style-name="ce12">
            <text:p>9,452</text:p>
          </table:table-cell>
          <table:table-cell office:value-type="float" office:value="1136632" table:style-name="ce12">
            <text:p>1,136,632</text:p>
          </table:table-cell>
          <table:table-cell office:value-type="float" office:value="3049144" table:style-name="ce12">
            <text:p>3,049,144</text:p>
          </table:table-cell>
          <table:table-cell office:value-type="float" office:value="4734543" table:style-name="ce12">
            <text:p>4,734,543</text:p>
          </table:table-cell>
          <table:table-cell office:value-type="float" office:value="18435" table:style-name="ce12">
            <text:p>18,435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831.28" table:style-name="ce13">
            <text:p>831.28</text:p>
          </table:table-cell>
          <table:table-cell office:value-type="float" office:value="3851" table:style-name="ce12">
            <text:p>3,851</text:p>
          </table:table-cell>
          <table:table-cell office:value-type="float" office:value="22816" table:style-name="ce12">
            <text:p>22,816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永豐商業銀行</text:p>
          </table:table-cell>
          <table:table-cell office:value-type="float" office:value="2293273" table:style-name="ce12">
            <text:p>2,293,273</text:p>
          </table:table-cell>
          <table:table-cell office:value-type="float" office:value="1241647" table:style-name="ce12">
            <text:p>1,241,647</text:p>
          </table:table-cell>
          <table:table-cell office:value-type="float" office:value="15156" table:style-name="ce12">
            <text:p>15,156</text:p>
          </table:table-cell>
          <table:table-cell office:value-type="float" office:value="9723" table:style-name="ce12">
            <text:p>9,723</text:p>
          </table:table-cell>
          <table:table-cell office:value-type="float" office:value="3767616" table:style-name="ce12">
            <text:p>3,767,616</text:p>
          </table:table-cell>
          <table:table-cell office:value-type="float" office:value="5095697" table:style-name="ce12">
            <text:p>5,095,697</text:p>
          </table:table-cell>
          <table:table-cell office:value-type="float" office:value="11636877" table:style-name="ce12">
            <text:p>11,636,877</text:p>
          </table:table-cell>
          <table:table-cell office:value-type="float" office:value="76723" table:style-name="ce12">
            <text:p>76,723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760.41" table:style-name="ce13">
            <text:p>760.41</text:p>
          </table:table-cell>
          <table:table-cell office:value-type="float" office:value="15029" table:style-name="ce12">
            <text:p>15,029</text:p>
          </table:table-cell>
          <table:table-cell office:value-type="float" office:value="68453" table:style-name="ce12">
            <text:p>68,45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玉山商業銀行</text:p>
          </table:table-cell>
          <table:table-cell office:value-type="float" office:value="7025336" table:style-name="ce12">
            <text:p>7,025,336</text:p>
          </table:table-cell>
          <table:table-cell office:value-type="float" office:value="4729932" table:style-name="ce12">
            <text:p>4,729,932</text:p>
          </table:table-cell>
          <table:table-cell office:value-type="float" office:value="62491" table:style-name="ce12">
            <text:p>62,491</text:p>
          </table:table-cell>
          <table:table-cell office:value-type="float" office:value="45002" table:style-name="ce12">
            <text:p>45,002</text:p>
          </table:table-cell>
          <table:table-cell office:value-type="float" office:value="12586339" table:style-name="ce12">
            <text:p>12,586,339</text:p>
          </table:table-cell>
          <table:table-cell office:value-type="float" office:value="18301688" table:style-name="ce12">
            <text:p>18,301,688</text:p>
          </table:table-cell>
          <table:table-cell office:value-type="float" office:value="44188915" table:style-name="ce12">
            <text:p>44,188,915</text:p>
          </table:table-cell>
          <table:table-cell office:value-type="float" office:value="261423" table:style-name="ce12">
            <text:p>261,423</text:p>
          </table:table-cell>
          <table:table-cell office:value-type="float" office:value="0.19" table:style-name="ce13">
            <text:p>0.19</text:p>
          </table:table-cell>
          <table:table-cell office:value-type="float" office:value="0.01" table:style-name="ce13">
            <text:p>0.01</text:p>
          </table:table-cell>
          <table:table-cell office:value-type="float" office:value="504.28" table:style-name="ce13">
            <text:p>504.28</text:p>
          </table:table-cell>
          <table:table-cell office:value-type="float" office:value="53505" table:style-name="ce12">
            <text:p>53,505</text:p>
          </table:table-cell>
          <table:table-cell office:value-type="float" office:value="223263" table:style-name="ce12">
            <text:p>223,26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凱基商業銀行</text:p>
          </table:table-cell>
          <table:table-cell office:value-type="float" office:value="380873" table:style-name="ce12">
            <text:p>380,873</text:p>
          </table:table-cell>
          <table:table-cell office:value-type="float" office:value="188563" table:style-name="ce12">
            <text:p>188,563</text:p>
          </table:table-cell>
          <table:table-cell office:value-type="float" office:value="1637" table:style-name="ce12">
            <text:p>1,637</text:p>
          </table:table-cell>
          <table:table-cell office:value-type="float" office:value="2124" table:style-name="ce12">
            <text:p>2,124</text:p>
          </table:table-cell>
          <table:table-cell office:value-type="float" office:value="1166422" table:style-name="ce12">
            <text:p>1,166,422</text:p>
          </table:table-cell>
          <table:table-cell office:value-type="float" office:value="929761" table:style-name="ce12">
            <text:p>929,761</text:p>
          </table:table-cell>
          <table:table-cell office:value-type="float" office:value="1263699" table:style-name="ce12">
            <text:p>1,263,699</text:p>
          </table:table-cell>
          <table:table-cell office:value-type="float" office:value="7278" table:style-name="ce12">
            <text:p>7,278</text:p>
          </table:table-cell>
          <table:table-cell office:value-type="float" office:value="0.85" table:style-name="ce13">
            <text:p>0.85</text:p>
          </table:table-cell>
          <table:table-cell office:value-type="float" office:value="0.49" table:style-name="ce13">
            <text:p>0.49</text:p>
          </table:table-cell>
          <table:table-cell office:value-type="float" office:value="160.07" table:style-name="ce13">
            <text:p>160.07</text:p>
          </table:table-cell>
          <table:table-cell office:value-type="float" office:value="5249" table:style-name="ce12">
            <text:p>5,249</text:p>
          </table:table-cell>
          <table:table-cell office:value-type="float" office:value="30871" table:style-name="ce12">
            <text:p>30,871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星展(台灣)商業銀行</text:p>
          </table:table-cell>
          <table:table-cell office:value-type="float" office:value="669337" table:style-name="ce12">
            <text:p>669,337</text:p>
          </table:table-cell>
          <table:table-cell office:value-type="float" office:value="345489" table:style-name="ce12">
            <text:p>345,489</text:p>
          </table:table-cell>
          <table:table-cell office:value-type="float" office:value="7279" table:style-name="ce12">
            <text:p>7,279</text:p>
          </table:table-cell>
          <table:table-cell office:value-type="float" office:value="4675" table:style-name="ce12">
            <text:p>4,675</text:p>
          </table:table-cell>
          <table:table-cell office:value-type="float" office:value="1280604" table:style-name="ce12">
            <text:p>1,280,604</text:p>
          </table:table-cell>
          <table:table-cell office:value-type="float" office:value="2146672" table:style-name="ce12">
            <text:p>2,146,672</text:p>
          </table:table-cell>
          <table:table-cell office:value-type="float" office:value="4292787" table:style-name="ce12">
            <text:p>4,292,787</text:p>
          </table:table-cell>
          <table:table-cell office:value-type="float" office:value="25256" table:style-name="ce12">
            <text:p>25,256</text:p>
          </table:table-cell>
          <table:table-cell office:value-type="float" office:value="0.51" table:style-name="ce13">
            <text:p>0.51</text:p>
          </table:table-cell>
          <table:table-cell office:value-type="float" office:value="0" table:style-name="ce13">
            <text:p>0.00</text:p>
          </table:table-cell>
          <table:table-cell office:value-type="float" office:value="483.67" table:style-name="ce13">
            <text:p>483.67</text:p>
          </table:table-cell>
          <table:table-cell office:value-type="float" office:value="7275" table:style-name="ce12">
            <text:p>7,275</text:p>
          </table:table-cell>
          <table:table-cell office:value-type="float" office:value="45584" table:style-name="ce12">
            <text:p>45,584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新國際商業銀行</text:p>
          </table:table-cell>
          <table:table-cell office:value-type="float" office:value="6422062" table:style-name="ce12">
            <text:p>6,422,062</text:p>
          </table:table-cell>
          <table:table-cell office:value-type="float" office:value="4386060" table:style-name="ce12">
            <text:p>4,386,060</text:p>
          </table:table-cell>
          <table:table-cell office:value-type="float" office:value="63686" table:style-name="ce12">
            <text:p>63,686</text:p>
          </table:table-cell>
          <table:table-cell office:value-type="float" office:value="27066" table:style-name="ce12">
            <text:p>27,066</text:p>
          </table:table-cell>
          <table:table-cell office:value-type="float" office:value="9921106" table:style-name="ce12">
            <text:p>9,921,106</text:p>
          </table:table-cell>
          <table:table-cell office:value-type="float" office:value="19110774" table:style-name="ce12">
            <text:p>19,110,774</text:p>
          </table:table-cell>
          <table:table-cell office:value-type="float" office:value="37865377" table:style-name="ce12">
            <text:p>37,865,377</text:p>
          </table:table-cell>
          <table:table-cell office:value-type="float" office:value="108889" table:style-name="ce12">
            <text:p>108,889</text:p>
          </table:table-cell>
          <table:table-cell office:value-type="float" office:value="0.14000000000000001" table:style-name="ce13">
            <text:p>0.14</text:p>
          </table:table-cell>
          <table:table-cell office:value-type="float" office:value="0.01" table:style-name="ce13">
            <text:p>0.01</text:p>
          </table:table-cell>
          <table:table-cell office:value-type="float" office:value="921.21" table:style-name="ce13">
            <text:p>921.21</text:p>
          </table:table-cell>
          <table:table-cell office:value-type="float" office:value="21700" table:style-name="ce12">
            <text:p>21,700</text:p>
          </table:table-cell>
          <table:table-cell office:value-type="float" office:value="111195" table:style-name="ce12">
            <text:p>111,195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安泰商業銀行</text:p>
          </table:table-cell>
          <table:table-cell office:value-type="float" office:value="124209" table:style-name="ce12">
            <text:p>124,209</text:p>
          </table:table-cell>
          <table:table-cell office:value-type="float" office:value="54504" table:style-name="ce12">
            <text:p>54,504</text:p>
          </table:table-cell>
          <table:table-cell office:value-type="float" office:value="718" table:style-name="ce12">
            <text:p>718</text:p>
          </table:table-cell>
          <table:table-cell office:value-type="float" office:value="344" table:style-name="ce12">
            <text:p>344</text:p>
          </table:table-cell>
          <table:table-cell office:value-type="float" office:value="164566" table:style-name="ce12">
            <text:p>164,566</text:p>
          </table:table-cell>
          <table:table-cell office:value-type="float" office:value="1189033" table:style-name="ce12">
            <text:p>1,189,033</text:p>
          </table:table-cell>
          <table:table-cell office:value-type="float" office:value="381340" table:style-name="ce12">
            <text:p>381,340</text:p>
          </table:table-cell>
          <table:table-cell office:value-type="float" office:value="369" table:style-name="ce12">
            <text:p>369</text:p>
          </table:table-cell>
          <table:table-cell office:value-type="float" office:value="0.12" table:style-name="ce13">
            <text:p>0.12</text:p>
          </table:table-cell>
          <table:table-cell office:value-type="float" office:value="0.02" table:style-name="ce13">
            <text:p>0.02</text:p>
          </table:table-cell>
          <table:table-cell office:value-type="float" office:value="348.38" table:style-name="ce13">
            <text:p>348.38</text:p>
          </table:table-cell>
          <table:table-cell office:value-type="float" office:value="4283" table:style-name="ce12">
            <text:p>4,283</text:p>
          </table:table-cell>
          <table:table-cell office:value-type="float" office:value="4283" table:style-name="ce12">
            <text:p>4,283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中國信託商業銀行</text:p>
          </table:table-cell>
          <table:table-cell office:value-type="float" office:value="8733173" table:style-name="ce12">
            <text:p>8,733,173</text:p>
          </table:table-cell>
          <table:table-cell office:value-type="float" office:value="5542794" table:style-name="ce12">
            <text:p>5,542,794</text:p>
          </table:table-cell>
          <table:table-cell office:value-type="float" office:value="121263" table:style-name="ce12">
            <text:p>121,263</text:p>
          </table:table-cell>
          <table:table-cell office:value-type="float" office:value="69324" table:style-name="ce12">
            <text:p>69,324</text:p>
          </table:table-cell>
          <table:table-cell office:value-type="float" office:value="15642679" table:style-name="ce12">
            <text:p>15,642,679</text:p>
          </table:table-cell>
          <table:table-cell office:value-type="float" office:value="23742802" table:style-name="ce12">
            <text:p>23,742,802</text:p>
          </table:table-cell>
          <table:table-cell office:value-type="float" office:value="58039659" table:style-name="ce12">
            <text:p>58,039,659</text:p>
          </table:table-cell>
          <table:table-cell office:value-type="float" office:value="579109" table:style-name="ce12">
            <text:p>579,109</text:p>
          </table:table-cell>
          <table:table-cell office:value-type="float" office:value="0.13" table:style-name="ce13">
            <text:p>0.13</text:p>
          </table:table-cell>
          <table:table-cell office:value-type="float" office:value="0" table:style-name="ce13">
            <text:p>0.00</text:p>
          </table:table-cell>
          <table:table-cell office:value-type="float" office:value="384.81" table:style-name="ce13">
            <text:p>384.81</text:p>
          </table:table-cell>
          <table:table-cell office:value-type="float" office:value="75961" table:style-name="ce12">
            <text:p>75,961</text:p>
          </table:table-cell>
          <table:table-cell office:value-type="float" office:value="368428" table:style-name="ce12">
            <text:p>368,428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灣樂天信用卡股份有限公司</text:p>
          </table:table-cell>
          <table:table-cell office:value-type="float" office:value="614188" table:style-name="ce12">
            <text:p>614,188</text:p>
          </table:table-cell>
          <table:table-cell office:value-type="float" office:value="209054" table:style-name="ce12">
            <text:p>209,054</text:p>
          </table:table-cell>
          <table:table-cell office:value-type="float" office:value="2419" table:style-name="ce12">
            <text:p>2,419</text:p>
          </table:table-cell>
          <table:table-cell office:value-type="float" office:value="5070" table:style-name="ce12">
            <text:p>5,070</text:p>
          </table:table-cell>
          <table:table-cell office:value-type="float" office:value="602685" table:style-name="ce12">
            <text:p>602,685</text:p>
          </table:table-cell>
          <table:table-cell office:value-type="float" office:value="651011" table:style-name="ce12">
            <text:p>651,011</text:p>
          </table:table-cell>
          <table:table-cell office:value-type="float" office:value="814362" table:style-name="ce12">
            <text:p>814,362</text:p>
          </table:table-cell>
          <table:table-cell office:value-type="float" office:value="5312" table:style-name="ce12">
            <text:p>5,312</text:p>
          </table:table-cell>
          <table:table-cell office:value-type="float" office:value="2.23" table:style-name="ce13">
            <text:p>2.23</text:p>
          </table:table-cell>
          <table:table-cell office:value-type="float" office:value="1.1000000000000001" table:style-name="ce13">
            <text:p>1.10</text:p>
          </table:table-cell>
          <table:table-cell office:value-type="float" office:value="151.97" table:style-name="ce13">
            <text:p>151.97</text:p>
          </table:table-cell>
          <table:table-cell office:value-type="float" office:value="775" table:style-name="ce12">
            <text:p>775</text:p>
          </table:table-cell>
          <table:table-cell office:value-type="float" office:value="4079" table:style-name="ce12">
            <text:p>4,07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台灣美國運通國際(股)公司</text:p>
          </table:table-cell>
          <table:table-cell office:value-type="float" office:value="182806" table:style-name="ce12">
            <text:p>182,806</text:p>
          </table:table-cell>
          <table:table-cell office:value-type="float" office:value="117130" table:style-name="ce12">
            <text:p>117,130</text:p>
          </table:table-cell>
          <table:table-cell office:value-type="float" office:value="3586" table:style-name="ce12">
            <text:p>3,586</text:p>
          </table:table-cell>
          <table:table-cell office:value-type="float" office:value="2299" table:style-name="ce12">
            <text:p>2,299</text:p>
          </table:table-cell>
          <table:table-cell office:value-type="float" office:value="274862" table:style-name="ce12">
            <text:p>274,862</text:p>
          </table:table-cell>
          <table:table-cell office:value-type="float" office:value="0" table:style-name="ce12">
            <text:p>0</text:p>
          </table:table-cell>
          <table:table-cell office:value-type="float" office:value="5535780" table:style-name="ce12">
            <text:p>5,535,780</text:p>
          </table:table-cell>
          <table:table-cell office:value-type="float" office:value="786" table:style-name="ce12">
            <text:p>786</text:p>
          </table:table-cell>
          <table:table-cell office:value-type="float" office:value="0.1" table:style-name="ce13">
            <text:p>0.10</text:p>
          </table:table-cell>
          <table:table-cell office:value-type="float" office:value="0" table:style-name="ce13">
            <text:p>0.00</text:p>
          </table:table-cell>
          <table:table-cell office:value-type="float" office:value="864.07" table:style-name="ce13">
            <text:p>864.07</text:p>
          </table:table-cell>
          <table:table-cell office:value-type="float" office:value="1315" table:style-name="ce12">
            <text:p>1,315</text:p>
          </table:table-cell>
          <table:table-cell office:value-type="float" office:value="36399" table:style-name="ce12">
            <text:p>36,399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59602769" table:style-name="ce12">
            <text:p>59,602,769</text:p>
          </table:table-cell>
          <table:table-cell office:value-type="float" office:value="37778736" table:style-name="ce12">
            <text:p>37,778,736</text:p>
          </table:table-cell>
          <table:table-cell office:value-type="float" office:value="939348" table:style-name="ce12">
            <text:p>939,348</text:p>
          </table:table-cell>
          <table:table-cell office:value-type="float" office:value="412172" table:style-name="ce12">
            <text:p>412,172</text:p>
          </table:table-cell>
          <table:table-cell office:value-type="float" office:value="102771763" table:style-name="ce12">
            <text:p>102,771,763</text:p>
          </table:table-cell>
          <table:table-cell office:value-type="float" office:value="156028139" table:style-name="ce12">
            <text:p>156,028,139</text:p>
          </table:table-cell>
          <table:table-cell office:value-type="float" office:value="350716332" table:style-name="ce12">
            <text:p>350,716,332</text:p>
          </table:table-cell>
          <table:table-cell office:value-type="float" office:value="1742111" table:style-name="ce12">
            <text:p>1,742,111</text:p>
          </table:table-cell>
          <table:table-cell office:value-type="float" office:value="0.1915827247378511" table:style-name="ce13">
            <text:p>0.19</text:p>
          </table:table-cell>
          <table:table-cell office:value-type="float" office:value="0.02" table:style-name="ce13">
            <text:p>0.02</text:p>
          </table:table-cell>
          <table:table-cell office:value-type="float" office:value="529.23950279851397" table:style-name="ce13">
            <text:p>529.24</text:p>
          </table:table-cell>
          <table:table-cell office:value-type="float" office:value="372218" table:style-name="ce12">
            <text:p>372,218</text:p>
          </table:table-cell>
          <table:table-cell office:value-type="float" office:value="1815195" table:style-name="ce12">
            <text:p>1,815,195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二、揭露項目及認定標準：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3.當月發卡數：不含補發卡、續卡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4.當月停卡數：指新增停卡部分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 table:style-name="ce3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205_信用卡重要資訊揭露.$A$1:11205_信用卡重要資訊揭露.$N$22" table:base-cell-address="11205_信用卡重要資訊揭露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62992125984252in" fo:margin-right="0.236220472440945in" fo:margin-bottom="0in"/>
      </style:header-style>
      <style:footer-style>
        <style:header-footer-properties fo:min-height="0.433070866141732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邱靖雯</meta:initial-creator>
    <dc:creator>邱靖雯</dc:creator>
    <meta:creation-date>2023-07-04T01:41:39Z</meta:creation-date>
    <dc:date>2023-07-04T02:07:29Z</dc:date>
    <meta:print-date>2023-07-04T01:44:29Z</meta:print-date>
  </office:meta>
</office:document-meta>
</file>